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OMIENZO</text:p>
          </table:table-cell>
          <table:table-cell office:value-type="string" calcext:value-type="string">
            <text:p>FINAL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24" calcext:value-type="float">
            <text:p>34024</text:p>
          </table:table-cell>
          <table:table-cell office:value-type="float" office:value="34060" calcext:value-type="float">
            <text:p>34060</text:p>
          </table:table-cell>
          <table:table-cell table:formula="of:=[.E2]-[.D2]" office:value-type="float" office:value="36" calcext:value-type="float">
            <text:p>36</text:p>
          </table:table-cell>
          <table:table-cell table:formula="of:=IF([.C2]=2;[.F2]*90;[.F2]*60)" office:value-type="float" office:value="3240" calcext:value-type="float">
            <text:p>3240</text:p>
          </table:table-cell>
          <table:table-cell/>
          <table:table-cell office:value-type="string" calcext:value-type="string">
            <text:p>NO TRABAJARON 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800" calcext:value-type="float">
            <text:p>78800</text:p>
          </table:table-cell>
          <table:table-cell office:value-type="float" office:value="78822" calcext:value-type="float">
            <text:p>78822</text:p>
          </table:table-cell>
          <table:table-cell table:formula="of:=[.E3]-[.D3]" office:value-type="float" office:value="22" calcext:value-type="float">
            <text:p>22</text:p>
          </table:table-cell>
          <table:table-cell table:formula="of:=IF([.C3]=2;[.F3]*90;[.F3]*60)" office:value-type="float" office:value="1980" calcext:value-type="float">
            <text:p>198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0972" calcext:value-type="float">
            <text:p>70972</text:p>
          </table:table-cell>
          <table:table-cell office:value-type="float" office:value="71042" calcext:value-type="float">
            <text:p>71042</text:p>
          </table:table-cell>
          <table:table-cell table:formula="of:=[.E4]-[.D4]" office:value-type="float" office:value="70" calcext:value-type="float">
            <text:p>70</text:p>
          </table:table-cell>
          <table:table-cell table:formula="of:=IF([.C4]=2;[.F4]*90;[.F4]*60)" office:value-type="float" office:value="6300" calcext:value-type="float">
            <text:p>630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768" calcext:value-type="float">
            <text:p>22768</text:p>
          </table:table-cell>
          <table:table-cell office:value-type="float" office:value="22835" calcext:value-type="float">
            <text:p>22835</text:p>
          </table:table-cell>
          <table:table-cell table:formula="of:=[.E5]-[.D5]" office:value-type="float" office:value="67" calcext:value-type="float">
            <text:p>67</text:p>
          </table:table-cell>
          <table:table-cell table:formula="of:=IF([.C5]=2;[.F5]*90;[.F5]*60)" office:value-type="float" office:value="4020" calcext:value-type="float">
            <text:p>402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237" calcext:value-type="float">
            <text:p>27237</text:p>
          </table:table-cell>
          <table:table-cell office:value-type="float" office:value="27289" calcext:value-type="float">
            <text:p>27289</text:p>
          </table:table-cell>
          <table:table-cell table:formula="of:=[.E6]-[.D6]" office:value-type="float" office:value="52" calcext:value-type="float">
            <text:p>52</text:p>
          </table:table-cell>
          <table:table-cell table:formula="of:=IF([.C6]=2;[.F6]*90;[.F6]*60)" office:value-type="float" office:value="4680" calcext:value-type="float">
            <text:p>4680</text:p>
          </table:table-cell>
          <table:table-cell/>
          <table:table-cell table:formula="of:=SUMIF([.B2:.B121];20;[.F2:.F121]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1682" calcext:value-type="float">
            <text:p>61682</text:p>
          </table:table-cell>
          <table:table-cell office:value-type="float" office:value="61759" calcext:value-type="float">
            <text:p>61759</text:p>
          </table:table-cell>
          <table:table-cell table:formula="of:=[.E7]-[.D7]" office:value-type="float" office:value="77" calcext:value-type="float">
            <text:p>77</text:p>
          </table:table-cell>
          <table:table-cell table:formula="of:=IF([.C7]=2;[.F7]*90;[.F7]*60)" office:value-type="float" office:value="4620" calcext:value-type="float">
            <text:p>462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2314" calcext:value-type="float">
            <text:p>52314</text:p>
          </table:table-cell>
          <table:table-cell office:value-type="float" office:value="52352" calcext:value-type="float">
            <text:p>52352</text:p>
          </table:table-cell>
          <table:table-cell table:formula="of:=[.E8]-[.D8]" office:value-type="float" office:value="38" calcext:value-type="float">
            <text:p>38</text:p>
          </table:table-cell>
          <table:table-cell table:formula="of:=IF([.C8]=2;[.F8]*90;[.F8]*60)" office:value-type="float" office:value="3420" calcext:value-type="float">
            <text:p>342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0065" calcext:value-type="float">
            <text:p>70065</text:p>
          </table:table-cell>
          <table:table-cell table:formula="of:=[.E9]-[.D9]" office:value-type="float" office:value="0" calcext:value-type="float">
            <text:p>0</text:p>
          </table:table-cell>
          <table:table-cell table:formula="of:=IF([.C9]=2;[.F9]*90;[.F9]*6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065" calcext:value-type="float">
            <text:p>16065</text:p>
          </table:table-cell>
          <table:table-cell office:value-type="float" office:value="16106" calcext:value-type="float">
            <text:p>16106</text:p>
          </table:table-cell>
          <table:table-cell table:formula="of:=[.E10]-[.D10]" office:value-type="float" office:value="41" calcext:value-type="float">
            <text:p>41</text:p>
          </table:table-cell>
          <table:table-cell table:formula="of:=IF([.C10]=2;[.F10]*90;[.F10]*60)" office:value-type="float" office:value="2460" calcext:value-type="float">
            <text:p>246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7722" calcext:value-type="float">
            <text:p>47722</text:p>
          </table:table-cell>
          <table:table-cell office:value-type="float" office:value="47764" calcext:value-type="float">
            <text:p>47764</text:p>
          </table:table-cell>
          <table:table-cell table:formula="of:=[.E11]-[.D11]" office:value-type="float" office:value="42" calcext:value-type="float">
            <text:p>42</text:p>
          </table:table-cell>
          <table:table-cell table:formula="of:=IF([.C11]=2;[.F11]*90;[.F11]*60)" office:value-type="float" office:value="3780" calcext:value-type="float">
            <text:p>378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5261" calcext:value-type="float">
            <text:p>75261</text:p>
          </table:table-cell>
          <table:table-cell office:value-type="float" office:value="75310" calcext:value-type="float">
            <text:p>75310</text:p>
          </table:table-cell>
          <table:table-cell table:formula="of:=[.E12]-[.D12]" office:value-type="float" office:value="49" calcext:value-type="float">
            <text:p>49</text:p>
          </table:table-cell>
          <table:table-cell table:formula="of:=IF([.C12]=2;[.F12]*90;[.F12]*60)" office:value-type="float" office:value="2940" calcext:value-type="float">
            <text:p>294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596" calcext:value-type="float">
            <text:p>11596</text:p>
          </table:table-cell>
          <table:table-cell office:value-type="float" office:value="11692" calcext:value-type="float">
            <text:p>11692</text:p>
          </table:table-cell>
          <table:table-cell table:formula="of:=[.E13]-[.D13]" office:value-type="float" office:value="96" calcext:value-type="float">
            <text:p>96</text:p>
          </table:table-cell>
          <table:table-cell table:formula="of:=IF([.C13]=2;[.F13]*90;[.F13]*60)" office:value-type="float" office:value="8640" calcext:value-type="float">
            <text:p>864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424" calcext:value-type="float">
            <text:p>14424</text:p>
          </table:table-cell>
          <table:table-cell office:value-type="float" office:value="14509" calcext:value-type="float">
            <text:p>14509</text:p>
          </table:table-cell>
          <table:table-cell table:formula="of:=[.E14]-[.D14]" office:value-type="float" office:value="85" calcext:value-type="float">
            <text:p>85</text:p>
          </table:table-cell>
          <table:table-cell table:formula="of:=IF([.C14]=2;[.F14]*90;[.F14]*60)" office:value-type="float" office:value="5100" calcext:value-type="float">
            <text:p>510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4527" calcext:value-type="float">
            <text:p>74527</text:p>
          </table:table-cell>
          <table:table-cell office:value-type="float" office:value="74633" calcext:value-type="float">
            <text:p>74633</text:p>
          </table:table-cell>
          <table:table-cell table:formula="of:=[.E15]-[.D15]" office:value-type="float" office:value="106" calcext:value-type="float">
            <text:p>106</text:p>
          </table:table-cell>
          <table:table-cell table:formula="of:=IF([.C15]=2;[.F15]*90;[.F15]*60)" office:value-type="float" office:value="6360" calcext:value-type="float">
            <text:p>636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9938" calcext:value-type="float">
            <text:p>49938</text:p>
          </table:table-cell>
          <table:table-cell office:value-type="float" office:value="50053" calcext:value-type="float">
            <text:p>50053</text:p>
          </table:table-cell>
          <table:table-cell table:formula="of:=[.E16]-[.D16]" office:value-type="float" office:value="115" calcext:value-type="float">
            <text:p>115</text:p>
          </table:table-cell>
          <table:table-cell table:formula="of:=IF([.C16]=2;[.F16]*90;[.F16]*60)" office:value-type="float" office:value="6900" calcext:value-type="float">
            <text:p>690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1480" calcext:value-type="float">
            <text:p>21480</text:p>
          </table:table-cell>
          <table:table-cell office:value-type="float" office:value="21508" calcext:value-type="float">
            <text:p>21508</text:p>
          </table:table-cell>
          <table:table-cell table:formula="of:=[.E17]-[.D17]" office:value-type="float" office:value="28" calcext:value-type="float">
            <text:p>28</text:p>
          </table:table-cell>
          <table:table-cell table:formula="of:=IF([.C17]=2;[.F17]*90;[.F17]*60)" office:value-type="float" office:value="2520" calcext:value-type="float">
            <text:p>252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1971" calcext:value-type="float">
            <text:p>61971</text:p>
          </table:table-cell>
          <table:table-cell office:value-type="float" office:value="62022" calcext:value-type="float">
            <text:p>62022</text:p>
          </table:table-cell>
          <table:table-cell table:formula="of:=[.E18]-[.D18]" office:value-type="float" office:value="51" calcext:value-type="float">
            <text:p>51</text:p>
          </table:table-cell>
          <table:table-cell table:formula="of:=IF([.C18]=2;[.F18]*90;[.F18]*60)" office:value-type="float" office:value="4590" calcext:value-type="float">
            <text:p>459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9296" calcext:value-type="float">
            <text:p>59296</text:p>
          </table:table-cell>
          <table:table-cell office:value-type="float" office:value="59341" calcext:value-type="float">
            <text:p>59341</text:p>
          </table:table-cell>
          <table:table-cell table:formula="of:=[.E19]-[.D19]" office:value-type="float" office:value="45" calcext:value-type="float">
            <text:p>45</text:p>
          </table:table-cell>
          <table:table-cell table:formula="of:=IF([.C19]=2;[.F19]*90;[.F19]*60)" office:value-type="float" office:value="4050" calcext:value-type="float">
            <text:p>405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4229" calcext:value-type="float">
            <text:p>74229</text:p>
          </table:table-cell>
          <table:table-cell office:value-type="float" office:value="74234" calcext:value-type="float">
            <text:p>74234</text:p>
          </table:table-cell>
          <table:table-cell table:formula="of:=[.E20]-[.D20]" office:value-type="float" office:value="5" calcext:value-type="float">
            <text:p>5</text:p>
          </table:table-cell>
          <table:table-cell table:formula="of:=IF([.C20]=2;[.F20]*90;[.F20]*60)"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004" calcext:value-type="float">
            <text:p>12004</text:p>
          </table:table-cell>
          <table:table-cell office:value-type="float" office:value="12013" calcext:value-type="float">
            <text:p>12013</text:p>
          </table:table-cell>
          <table:table-cell table:formula="of:=[.E21]-[.D21]" office:value-type="float" office:value="9" calcext:value-type="float">
            <text:p>9</text:p>
          </table:table-cell>
          <table:table-cell table:formula="of:=IF([.C21]=2;[.F21]*90;[.F21]*60)"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4720" calcext:value-type="float">
            <text:p>64720</text:p>
          </table:table-cell>
          <table:table-cell office:value-type="float" office:value="64796" calcext:value-type="float">
            <text:p>64796</text:p>
          </table:table-cell>
          <table:table-cell table:formula="of:=[.E22]-[.D22]" office:value-type="float" office:value="76" calcext:value-type="float">
            <text:p>76</text:p>
          </table:table-cell>
          <table:table-cell table:formula="of:=IF([.C22]=2;[.F22]*90;[.F22]*60)" office:value-type="float" office:value="4560" calcext:value-type="float">
            <text:p>456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897" calcext:value-type="float">
            <text:p>11897</text:p>
          </table:table-cell>
          <table:table-cell office:value-type="float" office:value="11923" calcext:value-type="float">
            <text:p>11923</text:p>
          </table:table-cell>
          <table:table-cell table:formula="of:=[.E23]-[.D23]" office:value-type="float" office:value="26" calcext:value-type="float">
            <text:p>26</text:p>
          </table:table-cell>
          <table:table-cell table:formula="of:=IF([.C23]=2;[.F23]*90;[.F23]*60)" office:value-type="float" office:value="1560" calcext:value-type="float">
            <text:p>156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1772" calcext:value-type="float">
            <text:p>11772</text:p>
          </table:table-cell>
          <table:table-cell office:value-type="float" office:value="11837" calcext:value-type="float">
            <text:p>11837</text:p>
          </table:table-cell>
          <table:table-cell table:formula="of:=[.E24]-[.D24]" office:value-type="float" office:value="65" calcext:value-type="float">
            <text:p>65</text:p>
          </table:table-cell>
          <table:table-cell table:formula="of:=IF([.C24]=2;[.F24]*90;[.F24]*60)" office:value-type="float" office:value="5850" calcext:value-type="float">
            <text:p>585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6783" calcext:value-type="float">
            <text:p>76783</text:p>
          </table:table-cell>
          <table:table-cell office:value-type="float" office:value="76868" calcext:value-type="float">
            <text:p>76868</text:p>
          </table:table-cell>
          <table:table-cell table:formula="of:=[.E25]-[.D25]" office:value-type="float" office:value="85" calcext:value-type="float">
            <text:p>85</text:p>
          </table:table-cell>
          <table:table-cell table:formula="of:=IF([.C25]=2;[.F25]*90;[.F25]*60)" office:value-type="float" office:value="7650" calcext:value-type="float">
            <text:p>765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8777" calcext:value-type="float">
            <text:p>18777</text:p>
          </table:table-cell>
          <table:table-cell office:value-type="float" office:value="18896" calcext:value-type="float">
            <text:p>18896</text:p>
          </table:table-cell>
          <table:table-cell table:formula="of:=[.E26]-[.D26]" office:value-type="float" office:value="119" calcext:value-type="float">
            <text:p>119</text:p>
          </table:table-cell>
          <table:table-cell table:formula="of:=IF([.C26]=2;[.F26]*90;[.F26]*60)" office:value-type="float" office:value="7140" calcext:value-type="float">
            <text:p>714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9618" calcext:value-type="float">
            <text:p>59618</text:p>
          </table:table-cell>
          <table:table-cell office:value-type="float" office:value="59641" calcext:value-type="float">
            <text:p>59641</text:p>
          </table:table-cell>
          <table:table-cell table:formula="of:=[.E27]-[.D27]" office:value-type="float" office:value="23" calcext:value-type="float">
            <text:p>23</text:p>
          </table:table-cell>
          <table:table-cell table:formula="of:=IF([.C27]=2;[.F27]*90;[.F27]*60)" office:value-type="float" office:value="1380" calcext:value-type="float">
            <text:p>138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8992" calcext:value-type="float">
            <text:p>28992</text:p>
          </table:table-cell>
          <table:table-cell office:value-type="float" office:value="29062" calcext:value-type="float">
            <text:p>29062</text:p>
          </table:table-cell>
          <table:table-cell table:formula="of:=[.E28]-[.D28]" office:value-type="float" office:value="70" calcext:value-type="float">
            <text:p>70</text:p>
          </table:table-cell>
          <table:table-cell table:formula="of:=IF([.C28]=2;[.F28]*90;[.F28]*60)" office:value-type="float" office:value="4200" calcext:value-type="float">
            <text:p>420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5100" calcext:value-type="float">
            <text:p>25100</text:p>
          </table:table-cell>
          <table:table-cell office:value-type="float" office:value="25146" calcext:value-type="float">
            <text:p>25146</text:p>
          </table:table-cell>
          <table:table-cell table:formula="of:=[.E29]-[.D29]" office:value-type="float" office:value="46" calcext:value-type="float">
            <text:p>46</text:p>
          </table:table-cell>
          <table:table-cell table:formula="of:=IF([.C29]=2;[.F29]*90;[.F29]*60)" office:value-type="float" office:value="4140" calcext:value-type="float">
            <text:p>414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7097" calcext:value-type="float">
            <text:p>27097</text:p>
          </table:table-cell>
          <table:table-cell office:value-type="float" office:value="27180" calcext:value-type="float">
            <text:p>27180</text:p>
          </table:table-cell>
          <table:table-cell table:formula="of:=[.E30]-[.D30]" office:value-type="float" office:value="83" calcext:value-type="float">
            <text:p>83</text:p>
          </table:table-cell>
          <table:table-cell table:formula="of:=IF([.C30]=2;[.F30]*90;[.F30]*60)" office:value-type="float" office:value="7470" calcext:value-type="float">
            <text:p>7470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8859" calcext:value-type="float">
            <text:p>68859</text:p>
          </table:table-cell>
          <table:table-cell office:value-type="float" office:value="68961" calcext:value-type="float">
            <text:p>68961</text:p>
          </table:table-cell>
          <table:table-cell table:formula="of:=[.E31]-[.D31]" office:value-type="float" office:value="102" calcext:value-type="float">
            <text:p>102</text:p>
          </table:table-cell>
          <table:table-cell table:formula="of:=IF([.C31]=2;[.F31]*90;[.F31]*60)" office:value-type="float" office:value="9180" calcext:value-type="float">
            <text:p>9180</text:p>
          </table:table-cell>
          <table:table-cell/>
          <table:table-cell table:formula="of:=SUM([.F2:.F31])"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547" calcext:value-type="float">
            <text:p>74547</text:p>
          </table:table-cell>
          <table:table-cell office:value-type="float" office:value="74652" calcext:value-type="float">
            <text:p>74652</text:p>
          </table:table-cell>
          <table:table-cell table:formula="of:=[.E32]-[.D32]" office:value-type="float" office:value="105" calcext:value-type="float">
            <text:p>105</text:p>
          </table:table-cell>
          <table:table-cell table:formula="of:=IF([.C32]=2;[.F32]*90;[.F32]*60)" office:value-type="float" office:value="9450" calcext:value-type="float">
            <text:p>945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36" calcext:value-type="float">
            <text:p>20036</text:p>
          </table:table-cell>
          <table:table-cell office:value-type="float" office:value="20050" calcext:value-type="float">
            <text:p>20050</text:p>
          </table:table-cell>
          <table:table-cell table:formula="of:=[.E33]-[.D33]" office:value-type="float" office:value="14" calcext:value-type="float">
            <text:p>14</text:p>
          </table:table-cell>
          <table:table-cell table:formula="of:=IF([.C33]=2;[.F33]*90;[.F33]*60)" office:value-type="float" office:value="840" calcext:value-type="float">
            <text:p>84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5463" calcext:value-type="float">
            <text:p>55463</text:p>
          </table:table-cell>
          <table:table-cell office:value-type="float" office:value="55508" calcext:value-type="float">
            <text:p>55508</text:p>
          </table:table-cell>
          <table:table-cell table:formula="of:=[.E34]-[.D34]" office:value-type="float" office:value="45" calcext:value-type="float">
            <text:p>45</text:p>
          </table:table-cell>
          <table:table-cell table:formula="of:=IF([.C34]=2;[.F34]*90;[.F34]*60)" office:value-type="float" office:value="4050" calcext:value-type="float">
            <text:p>405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9021" calcext:value-type="float">
            <text:p>79021</text:p>
          </table:table-cell>
          <table:table-cell office:value-type="float" office:value="79100" calcext:value-type="float">
            <text:p>79100</text:p>
          </table:table-cell>
          <table:table-cell table:formula="of:=[.E35]-[.D35]" office:value-type="float" office:value="79" calcext:value-type="float">
            <text:p>79</text:p>
          </table:table-cell>
          <table:table-cell table:formula="of:=IF([.C35]=2;[.F35]*90;[.F35]*60)" office:value-type="float" office:value="4740" calcext:value-type="float">
            <text:p>474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921" calcext:value-type="float">
            <text:p>56921</text:p>
          </table:table-cell>
          <table:table-cell office:value-type="float" office:value="56946" calcext:value-type="float">
            <text:p>56946</text:p>
          </table:table-cell>
          <table:table-cell table:formula="of:=[.E36]-[.D36]" office:value-type="float" office:value="25" calcext:value-type="float">
            <text:p>25</text:p>
          </table:table-cell>
          <table:table-cell table:formula="of:=IF([.C36]=2;[.F36]*90;[.F36]*60)" office:value-type="float" office:value="2250" calcext:value-type="float">
            <text:p>225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038" calcext:value-type="float">
            <text:p>36038</text:p>
          </table:table-cell>
          <table:table-cell office:value-type="float" office:value="36126" calcext:value-type="float">
            <text:p>36126</text:p>
          </table:table-cell>
          <table:table-cell table:formula="of:=[.E37]-[.D37]" office:value-type="float" office:value="88" calcext:value-type="float">
            <text:p>88</text:p>
          </table:table-cell>
          <table:table-cell table:formula="of:=IF([.C37]=2;[.F37]*90;[.F37]*60)" office:value-type="float" office:value="7920" calcext:value-type="float">
            <text:p>792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2897" calcext:value-type="float">
            <text:p>52897</text:p>
          </table:table-cell>
          <table:table-cell office:value-type="float" office:value="52969" calcext:value-type="float">
            <text:p>52969</text:p>
          </table:table-cell>
          <table:table-cell table:formula="of:=[.E38]-[.D38]" office:value-type="float" office:value="72" calcext:value-type="float">
            <text:p>72</text:p>
          </table:table-cell>
          <table:table-cell table:formula="of:=IF([.C38]=2;[.F38]*90;[.F38]*60)" office:value-type="float" office:value="6480" calcext:value-type="float">
            <text:p>648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4704" calcext:value-type="float">
            <text:p>74704</text:p>
          </table:table-cell>
          <table:table-cell office:value-type="float" office:value="74730" calcext:value-type="float">
            <text:p>74730</text:p>
          </table:table-cell>
          <table:table-cell table:formula="of:=[.E39]-[.D39]" office:value-type="float" office:value="26" calcext:value-type="float">
            <text:p>26</text:p>
          </table:table-cell>
          <table:table-cell table:formula="of:=IF([.C39]=2;[.F39]*90;[.F39]*60)" office:value-type="float" office:value="2340" calcext:value-type="float">
            <text:p>234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398" calcext:value-type="float">
            <text:p>46398</text:p>
          </table:table-cell>
          <table:table-cell office:value-type="float" office:value="46450" calcext:value-type="float">
            <text:p>46450</text:p>
          </table:table-cell>
          <table:table-cell table:formula="of:=[.E40]-[.D40]" office:value-type="float" office:value="52" calcext:value-type="float">
            <text:p>52</text:p>
          </table:table-cell>
          <table:table-cell table:formula="of:=IF([.C40]=2;[.F40]*90;[.F40]*60)" office:value-type="float" office:value="3120" calcext:value-type="float">
            <text:p>312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808" calcext:value-type="float">
            <text:p>19808</text:p>
          </table:table-cell>
          <table:table-cell office:value-type="float" office:value="19883" calcext:value-type="float">
            <text:p>19883</text:p>
          </table:table-cell>
          <table:table-cell table:formula="of:=[.E41]-[.D41]" office:value-type="float" office:value="75" calcext:value-type="float">
            <text:p>75</text:p>
          </table:table-cell>
          <table:table-cell table:formula="of:=IF([.C41]=2;[.F41]*90;[.F41]*60)" office:value-type="float" office:value="6750" calcext:value-type="float">
            <text:p>675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9440" calcext:value-type="float">
            <text:p>69440</text:p>
          </table:table-cell>
          <table:table-cell office:value-type="float" office:value="69550" calcext:value-type="float">
            <text:p>69550</text:p>
          </table:table-cell>
          <table:table-cell table:formula="of:=[.E42]-[.D42]" office:value-type="float" office:value="110" calcext:value-type="float">
            <text:p>110</text:p>
          </table:table-cell>
          <table:table-cell table:formula="of:=IF([.C42]=2;[.F42]*90;[.F42]*60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4154" calcext:value-type="float">
            <text:p>24154</text:p>
          </table:table-cell>
          <table:table-cell office:value-type="float" office:value="24193" calcext:value-type="float">
            <text:p>24193</text:p>
          </table:table-cell>
          <table:table-cell table:formula="of:=[.E43]-[.D43]" office:value-type="float" office:value="39" calcext:value-type="float">
            <text:p>39</text:p>
          </table:table-cell>
          <table:table-cell table:formula="of:=IF([.C43]=2;[.F43]*90;[.F43]*60)" office:value-type="float" office:value="2340" calcext:value-type="float">
            <text:p>234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1271" calcext:value-type="float">
            <text:p>41271</text:p>
          </table:table-cell>
          <table:table-cell office:value-type="float" office:value="41385" calcext:value-type="float">
            <text:p>41385</text:p>
          </table:table-cell>
          <table:table-cell table:formula="of:=[.E44]-[.D44]" office:value-type="float" office:value="114" calcext:value-type="float">
            <text:p>114</text:p>
          </table:table-cell>
          <table:table-cell table:formula="of:=IF([.C44]=2;[.F44]*90;[.F44]*60)" office:value-type="float" office:value="10260" calcext:value-type="float">
            <text:p>1026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928" calcext:value-type="float">
            <text:p>15928</text:p>
          </table:table-cell>
          <table:table-cell office:value-type="float" office:value="15945" calcext:value-type="float">
            <text:p>15945</text:p>
          </table:table-cell>
          <table:table-cell table:formula="of:=[.E45]-[.D45]" office:value-type="float" office:value="17" calcext:value-type="float">
            <text:p>17</text:p>
          </table:table-cell>
          <table:table-cell table:formula="of:=IF([.C45]=2;[.F45]*90;[.F45]*60)"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880" calcext:value-type="float">
            <text:p>10880</text:p>
          </table:table-cell>
          <table:table-cell office:value-type="float" office:value="10981" calcext:value-type="float">
            <text:p>10981</text:p>
          </table:table-cell>
          <table:table-cell table:formula="of:=[.E46]-[.D46]" office:value-type="float" office:value="101" calcext:value-type="float">
            <text:p>101</text:p>
          </table:table-cell>
          <table:table-cell table:formula="of:=IF([.C46]=2;[.F46]*90;[.F46]*60)" office:value-type="float" office:value="9090" calcext:value-type="float">
            <text:p>909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7003" calcext:value-type="float">
            <text:p>37003</text:p>
          </table:table-cell>
          <table:table-cell office:value-type="float" office:value="37110" calcext:value-type="float">
            <text:p>37110</text:p>
          </table:table-cell>
          <table:table-cell table:formula="of:=[.E47]-[.D47]" office:value-type="float" office:value="107" calcext:value-type="float">
            <text:p>107</text:p>
          </table:table-cell>
          <table:table-cell table:formula="of:=IF([.C47]=2;[.F47]*90;[.F47]*60)" office:value-type="float" office:value="6420" calcext:value-type="float">
            <text:p>642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4994" calcext:value-type="float">
            <text:p>74994</text:p>
          </table:table-cell>
          <table:table-cell office:value-type="float" office:value="75008" calcext:value-type="float">
            <text:p>75008</text:p>
          </table:table-cell>
          <table:table-cell table:formula="of:=[.E48]-[.D48]" office:value-type="float" office:value="14" calcext:value-type="float">
            <text:p>14</text:p>
          </table:table-cell>
          <table:table-cell table:formula="of:=IF([.C48]=2;[.F48]*90;[.F48]*60)" office:value-type="float" office:value="1260" calcext:value-type="float">
            <text:p>126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052" calcext:value-type="float">
            <text:p>20052</text:p>
          </table:table-cell>
          <table:table-cell office:value-type="float" office:value="20132" calcext:value-type="float">
            <text:p>20132</text:p>
          </table:table-cell>
          <table:table-cell table:formula="of:=[.E49]-[.D49]" office:value-type="float" office:value="80" calcext:value-type="float">
            <text:p>80</text:p>
          </table:table-cell>
          <table:table-cell table:formula="of:=IF([.C49]=2;[.F49]*90;[.F49]*60)" office:value-type="float" office:value="4800" calcext:value-type="float">
            <text:p>480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1576" calcext:value-type="float">
            <text:p>71576</text:p>
          </table:table-cell>
          <table:table-cell office:value-type="float" office:value="71591" calcext:value-type="float">
            <text:p>71591</text:p>
          </table:table-cell>
          <table:table-cell table:formula="of:=[.E50]-[.D50]" office:value-type="float" office:value="15" calcext:value-type="float">
            <text:p>15</text:p>
          </table:table-cell>
          <table:table-cell table:formula="of:=IF([.C50]=2;[.F50]*90;[.F50]*60)"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4798" calcext:value-type="float">
            <text:p>34798</text:p>
          </table:table-cell>
          <table:table-cell office:value-type="float" office:value="34843" calcext:value-type="float">
            <text:p>34843</text:p>
          </table:table-cell>
          <table:table-cell table:formula="of:=[.E51]-[.D51]" office:value-type="float" office:value="45" calcext:value-type="float">
            <text:p>45</text:p>
          </table:table-cell>
          <table:table-cell table:formula="of:=IF([.C51]=2;[.F51]*90;[.F51]*60)" office:value-type="float" office:value="2700" calcext:value-type="float">
            <text:p>270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3518" calcext:value-type="float">
            <text:p>33518</text:p>
          </table:table-cell>
          <table:table-cell office:value-type="float" office:value="33597" calcext:value-type="float">
            <text:p>33597</text:p>
          </table:table-cell>
          <table:table-cell table:formula="of:=[.E52]-[.D52]" office:value-type="float" office:value="79" calcext:value-type="float">
            <text:p>79</text:p>
          </table:table-cell>
          <table:table-cell table:formula="of:=IF([.C52]=2;[.F52]*90;[.F52]*60)" office:value-type="float" office:value="7110" calcext:value-type="float">
            <text:p>711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1197" calcext:value-type="float">
            <text:p>31197</text:p>
          </table:table-cell>
          <table:table-cell office:value-type="float" office:value="31252" calcext:value-type="float">
            <text:p>31252</text:p>
          </table:table-cell>
          <table:table-cell table:formula="of:=[.E53]-[.D53]" office:value-type="float" office:value="55" calcext:value-type="float">
            <text:p>55</text:p>
          </table:table-cell>
          <table:table-cell table:formula="of:=IF([.C53]=2;[.F53]*90;[.F53]*60)" office:value-type="float" office:value="4950" calcext:value-type="float">
            <text:p>495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5883" calcext:value-type="float">
            <text:p>25883</text:p>
          </table:table-cell>
          <table:table-cell office:value-type="float" office:value="25922" calcext:value-type="float">
            <text:p>25922</text:p>
          </table:table-cell>
          <table:table-cell table:formula="of:=[.E54]-[.D54]" office:value-type="float" office:value="39" calcext:value-type="float">
            <text:p>39</text:p>
          </table:table-cell>
          <table:table-cell table:formula="of:=IF([.C54]=2;[.F54]*90;[.F54]*60)" office:value-type="float" office:value="3510" calcext:value-type="float">
            <text:p>351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5968" calcext:value-type="float">
            <text:p>45968</text:p>
          </table:table-cell>
          <table:table-cell office:value-type="float" office:value="46078" calcext:value-type="float">
            <text:p>46078</text:p>
          </table:table-cell>
          <table:table-cell table:formula="of:=[.E55]-[.D55]" office:value-type="float" office:value="110" calcext:value-type="float">
            <text:p>110</text:p>
          </table:table-cell>
          <table:table-cell table:formula="of:=IF([.C55]=2;[.F55]*90;[.F55]*60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1479" calcext:value-type="float">
            <text:p>61479</text:p>
          </table:table-cell>
          <table:table-cell office:value-type="float" office:value="61595" calcext:value-type="float">
            <text:p>61595</text:p>
          </table:table-cell>
          <table:table-cell table:formula="of:=[.E56]-[.D56]" office:value-type="float" office:value="116" calcext:value-type="float">
            <text:p>116</text:p>
          </table:table-cell>
          <table:table-cell table:formula="of:=IF([.C56]=2;[.F56]*90;[.F56]*60)" office:value-type="float" office:value="6960" calcext:value-type="float">
            <text:p>696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5098" calcext:value-type="float">
            <text:p>75098</text:p>
          </table:table-cell>
          <table:table-cell office:value-type="float" office:value="75215" calcext:value-type="float">
            <text:p>75215</text:p>
          </table:table-cell>
          <table:table-cell table:formula="of:=[.E57]-[.D57]" office:value-type="float" office:value="117" calcext:value-type="float">
            <text:p>117</text:p>
          </table:table-cell>
          <table:table-cell table:formula="of:=IF([.C57]=2;[.F57]*90;[.F57]*60)" office:value-type="float" office:value="10530" calcext:value-type="float">
            <text:p>1053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5332" calcext:value-type="float">
            <text:p>25332</text:p>
          </table:table-cell>
          <table:table-cell office:value-type="float" office:value="25370" calcext:value-type="float">
            <text:p>25370</text:p>
          </table:table-cell>
          <table:table-cell table:formula="of:=[.E58]-[.D58]" office:value-type="float" office:value="38" calcext:value-type="float">
            <text:p>38</text:p>
          </table:table-cell>
          <table:table-cell table:formula="of:=IF([.C58]=2;[.F58]*90;[.F58]*60)" office:value-type="float" office:value="3420" calcext:value-type="float">
            <text:p>342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5032" calcext:value-type="float">
            <text:p>55032</text:p>
          </table:table-cell>
          <table:table-cell office:value-type="float" office:value="55100" calcext:value-type="float">
            <text:p>55100</text:p>
          </table:table-cell>
          <table:table-cell table:formula="of:=[.E59]-[.D59]" office:value-type="float" office:value="68" calcext:value-type="float">
            <text:p>68</text:p>
          </table:table-cell>
          <table:table-cell table:formula="of:=IF([.C59]=2;[.F59]*90;[.F59]*60)" office:value-type="float" office:value="6120" calcext:value-type="float">
            <text:p>612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378" calcext:value-type="float">
            <text:p>20378</text:p>
          </table:table-cell>
          <table:table-cell office:value-type="float" office:value="20423" calcext:value-type="float">
            <text:p>20423</text:p>
          </table:table-cell>
          <table:table-cell table:formula="of:=[.E60]-[.D60]" office:value-type="float" office:value="45" calcext:value-type="float">
            <text:p>45</text:p>
          </table:table-cell>
          <table:table-cell table:formula="of:=IF([.C60]=2;[.F60]*90;[.F60]*60)" office:value-type="float" office:value="2700" calcext:value-type="float">
            <text:p>2700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1393" calcext:value-type="float">
            <text:p>21393</text:p>
          </table:table-cell>
          <table:table-cell office:value-type="float" office:value="21482" calcext:value-type="float">
            <text:p>21482</text:p>
          </table:table-cell>
          <table:table-cell table:formula="of:=[.E61]-[.D61]" office:value-type="float" office:value="89" calcext:value-type="float">
            <text:p>89</text:p>
          </table:table-cell>
          <table:table-cell table:formula="of:=IF([.C61]=2;[.F61]*90;[.F61]*60)" office:value-type="float" office:value="8010" calcext:value-type="float">
            <text:p>8010</text:p>
          </table:table-cell>
          <table:table-cell/>
          <table:table-cell table:formula="of:=SUM([.F32:.F61])"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196" calcext:value-type="float">
            <text:p>57196</text:p>
          </table:table-cell>
          <table:table-cell office:value-type="float" office:value="57233" calcext:value-type="float">
            <text:p>57233</text:p>
          </table:table-cell>
          <table:table-cell table:formula="of:=[.E62]-[.D62]" office:value-type="float" office:value="37" calcext:value-type="float">
            <text:p>37</text:p>
          </table:table-cell>
          <table:table-cell table:formula="of:=IF([.C62]=2;[.F62]*90;[.F62]*60)" office:value-type="float" office:value="2220" calcext:value-type="float">
            <text:p>222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467" calcext:value-type="float">
            <text:p>57467</text:p>
          </table:table-cell>
          <table:table-cell office:value-type="float" office:value="57524" calcext:value-type="float">
            <text:p>57524</text:p>
          </table:table-cell>
          <table:table-cell table:formula="of:=[.E63]-[.D63]" office:value-type="float" office:value="57" calcext:value-type="float">
            <text:p>57</text:p>
          </table:table-cell>
          <table:table-cell table:formula="of:=IF([.C63]=2;[.F63]*90;[.F63]*60)" office:value-type="float" office:value="3420" calcext:value-type="float">
            <text:p>342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384" calcext:value-type="float">
            <text:p>64384</text:p>
          </table:table-cell>
          <table:table-cell office:value-type="float" office:value="64388" calcext:value-type="float">
            <text:p>64388</text:p>
          </table:table-cell>
          <table:table-cell table:formula="of:=[.E64]-[.D64]" office:value-type="float" office:value="4" calcext:value-type="float">
            <text:p>4</text:p>
          </table:table-cell>
          <table:table-cell table:formula="of:=IF([.C64]=2;[.F64]*90;[.F64]*6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274" calcext:value-type="float">
            <text:p>62274</text:p>
          </table:table-cell>
          <table:table-cell office:value-type="float" office:value="62372" calcext:value-type="float">
            <text:p>62372</text:p>
          </table:table-cell>
          <table:table-cell table:formula="of:=[.E65]-[.D65]" office:value-type="float" office:value="98" calcext:value-type="float">
            <text:p>98</text:p>
          </table:table-cell>
          <table:table-cell table:formula="of:=IF([.C65]=2;[.F65]*90;[.F65]*60)" office:value-type="float" office:value="5880" calcext:value-type="float">
            <text:p>588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377" calcext:value-type="float">
            <text:p>32377</text:p>
          </table:table-cell>
          <table:table-cell office:value-type="float" office:value="32402" calcext:value-type="float">
            <text:p>32402</text:p>
          </table:table-cell>
          <table:table-cell table:formula="of:=[.E66]-[.D66]" office:value-type="float" office:value="25" calcext:value-type="float">
            <text:p>25</text:p>
          </table:table-cell>
          <table:table-cell table:formula="of:=IF([.C66]=2;[.F66]*90;[.F66]*60)" office:value-type="float" office:value="2250" calcext:value-type="float">
            <text:p>225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039" calcext:value-type="float">
            <text:p>11039</text:p>
          </table:table-cell>
          <table:table-cell office:value-type="float" office:value="11092" calcext:value-type="float">
            <text:p>11092</text:p>
          </table:table-cell>
          <table:table-cell table:formula="of:=[.E67]-[.D67]" office:value-type="float" office:value="53" calcext:value-type="float">
            <text:p>53</text:p>
          </table:table-cell>
          <table:table-cell table:formula="of:=IF([.C67]=2;[.F67]*90;[.F67]*60)" office:value-type="float" office:value="3180" calcext:value-type="float">
            <text:p>318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1822" calcext:value-type="float">
            <text:p>41822</text:p>
          </table:table-cell>
          <table:table-cell table:formula="of:=[.E68]-[.D68]" office:value-type="float" office:value="0" calcext:value-type="float">
            <text:p>0</text:p>
          </table:table-cell>
          <table:table-cell table:formula="of:=IF([.C68]=2;[.F68]*90;[.F68]*6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6775" calcext:value-type="float">
            <text:p>46775</text:p>
          </table:table-cell>
          <table:table-cell office:value-type="float" office:value="46855" calcext:value-type="float">
            <text:p>46855</text:p>
          </table:table-cell>
          <table:table-cell table:formula="of:=[.E69]-[.D69]" office:value-type="float" office:value="80" calcext:value-type="float">
            <text:p>80</text:p>
          </table:table-cell>
          <table:table-cell table:formula="of:=IF([.C69]=2;[.F69]*90;[.F69]*60)" office:value-type="float" office:value="4800" calcext:value-type="float">
            <text:p>480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9872" calcext:value-type="float">
            <text:p>49872</text:p>
          </table:table-cell>
          <table:table-cell office:value-type="float" office:value="49903" calcext:value-type="float">
            <text:p>49903</text:p>
          </table:table-cell>
          <table:table-cell table:formula="of:=[.E70]-[.D70]" office:value-type="float" office:value="31" calcext:value-type="float">
            <text:p>31</text:p>
          </table:table-cell>
          <table:table-cell table:formula="of:=IF([.C70]=2;[.F70]*90;[.F70]*60)" office:value-type="float" office:value="2790" calcext:value-type="float">
            <text:p>279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553" calcext:value-type="float">
            <text:p>23553</text:p>
          </table:table-cell>
          <table:table-cell office:value-type="float" office:value="23585" calcext:value-type="float">
            <text:p>23585</text:p>
          </table:table-cell>
          <table:table-cell table:formula="of:=[.E71]-[.D71]" office:value-type="float" office:value="32" calcext:value-type="float">
            <text:p>32</text:p>
          </table:table-cell>
          <table:table-cell table:formula="of:=IF([.C71]=2;[.F71]*90;[.F71]*60)"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5993" calcext:value-type="float">
            <text:p>55993</text:p>
          </table:table-cell>
          <table:table-cell office:value-type="float" office:value="56059" calcext:value-type="float">
            <text:p>56059</text:p>
          </table:table-cell>
          <table:table-cell table:formula="of:=[.E72]-[.D72]" office:value-type="float" office:value="66" calcext:value-type="float">
            <text:p>66</text:p>
          </table:table-cell>
          <table:table-cell table:formula="of:=IF([.C72]=2;[.F72]*90;[.F72]*60)" office:value-type="float" office:value="3960" calcext:value-type="float">
            <text:p>396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3902" calcext:value-type="float">
            <text:p>63902</text:p>
          </table:table-cell>
          <table:table-cell office:value-type="float" office:value="63987" calcext:value-type="float">
            <text:p>63987</text:p>
          </table:table-cell>
          <table:table-cell table:formula="of:=[.E73]-[.D73]" office:value-type="float" office:value="85" calcext:value-type="float">
            <text:p>85</text:p>
          </table:table-cell>
          <table:table-cell table:formula="of:=IF([.C73]=2;[.F73]*90;[.F73]*60)" office:value-type="float" office:value="5100" calcext:value-type="float">
            <text:p>510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3362" calcext:value-type="float">
            <text:p>43362</text:p>
          </table:table-cell>
          <table:table-cell office:value-type="float" office:value="43404" calcext:value-type="float">
            <text:p>43404</text:p>
          </table:table-cell>
          <table:table-cell table:formula="of:=[.E74]-[.D74]" office:value-type="float" office:value="42" calcext:value-type="float">
            <text:p>42</text:p>
          </table:table-cell>
          <table:table-cell table:formula="of:=IF([.C74]=2;[.F74]*90;[.F74]*60)" office:value-type="float" office:value="3780" calcext:value-type="float">
            <text:p>378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917" calcext:value-type="float">
            <text:p>11917</text:p>
          </table:table-cell>
          <table:table-cell office:value-type="float" office:value="12001" calcext:value-type="float">
            <text:p>12001</text:p>
          </table:table-cell>
          <table:table-cell table:formula="of:=[.E75]-[.D75]" office:value-type="float" office:value="84" calcext:value-type="float">
            <text:p>84</text:p>
          </table:table-cell>
          <table:table-cell table:formula="of:=IF([.C75]=2;[.F75]*90;[.F75]*60)" office:value-type="float" office:value="7560" calcext:value-type="float">
            <text:p>756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077" calcext:value-type="float">
            <text:p>16077</text:p>
          </table:table-cell>
          <table:table-cell office:value-type="float" office:value="16152" calcext:value-type="float">
            <text:p>16152</text:p>
          </table:table-cell>
          <table:table-cell table:formula="of:=[.E76]-[.D76]" office:value-type="float" office:value="75" calcext:value-type="float">
            <text:p>75</text:p>
          </table:table-cell>
          <table:table-cell table:formula="of:=IF([.C76]=2;[.F76]*90;[.F76]*60)" office:value-type="float" office:value="4500" calcext:value-type="float">
            <text:p>450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9883" calcext:value-type="float">
            <text:p>79883</text:p>
          </table:table-cell>
          <table:table-cell office:value-type="float" office:value="79940" calcext:value-type="float">
            <text:p>79940</text:p>
          </table:table-cell>
          <table:table-cell table:formula="of:=[.E77]-[.D77]" office:value-type="float" office:value="57" calcext:value-type="float">
            <text:p>57</text:p>
          </table:table-cell>
          <table:table-cell table:formula="of:=IF([.C77]=2;[.F77]*90;[.F77]*60)" office:value-type="float" office:value="3420" calcext:value-type="float">
            <text:p>342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960" calcext:value-type="float">
            <text:p>11960</text:p>
          </table:table-cell>
          <table:table-cell office:value-type="float" office:value="12064" calcext:value-type="float">
            <text:p>12064</text:p>
          </table:table-cell>
          <table:table-cell table:formula="of:=[.E78]-[.D78]" office:value-type="float" office:value="104" calcext:value-type="float">
            <text:p>104</text:p>
          </table:table-cell>
          <table:table-cell table:formula="of:=IF([.C78]=2;[.F78]*90;[.F78]*60)" office:value-type="float" office:value="6240" calcext:value-type="float">
            <text:p>624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7837" calcext:value-type="float">
            <text:p>47837</text:p>
          </table:table-cell>
          <table:table-cell office:value-type="float" office:value="47856" calcext:value-type="float">
            <text:p>47856</text:p>
          </table:table-cell>
          <table:table-cell table:formula="of:=[.E79]-[.D79]" office:value-type="float" office:value="19" calcext:value-type="float">
            <text:p>19</text:p>
          </table:table-cell>
          <table:table-cell table:formula="of:=IF([.C79]=2;[.F79]*90;[.F79]*60)" office:value-type="float" office:value="1710" calcext:value-type="float">
            <text:p>171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202" calcext:value-type="float">
            <text:p>69202</text:p>
          </table:table-cell>
          <table:table-cell table:formula="of:=[.E80]-[.D80]" office:value-type="float" office:value="0" calcext:value-type="float">
            <text:p>0</text:p>
          </table:table-cell>
          <table:table-cell table:formula="of:=IF([.C80]=2;[.F80]*90;[.F80]*6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123" calcext:value-type="float">
            <text:p>60123</text:p>
          </table:table-cell>
          <table:table-cell office:value-type="float" office:value="60162" calcext:value-type="float">
            <text:p>60162</text:p>
          </table:table-cell>
          <table:table-cell table:formula="of:=[.E81]-[.D81]" office:value-type="float" office:value="39" calcext:value-type="float">
            <text:p>39</text:p>
          </table:table-cell>
          <table:table-cell table:formula="of:=IF([.C81]=2;[.F81]*90;[.F81]*60)" office:value-type="float" office:value="2340" calcext:value-type="float">
            <text:p>234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6257" calcext:value-type="float">
            <text:p>26257</text:p>
          </table:table-cell>
          <table:table-cell office:value-type="float" office:value="26349" calcext:value-type="float">
            <text:p>26349</text:p>
          </table:table-cell>
          <table:table-cell table:formula="of:=[.E82]-[.D82]" office:value-type="float" office:value="92" calcext:value-type="float">
            <text:p>92</text:p>
          </table:table-cell>
          <table:table-cell table:formula="of:=IF([.C82]=2;[.F82]*90;[.F82]*60)" office:value-type="float" office:value="5520" calcext:value-type="float">
            <text:p>552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7969" calcext:value-type="float">
            <text:p>47969</text:p>
          </table:table-cell>
          <table:table-cell office:value-type="float" office:value="47991" calcext:value-type="float">
            <text:p>47991</text:p>
          </table:table-cell>
          <table:table-cell table:formula="of:=[.E83]-[.D83]" office:value-type="float" office:value="22" calcext:value-type="float">
            <text:p>22</text:p>
          </table:table-cell>
          <table:table-cell table:formula="of:=IF([.C83]=2;[.F83]*90;[.F83]*60)" office:value-type="float" office:value="1320" calcext:value-type="float">
            <text:p>132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2683" calcext:value-type="float">
            <text:p>22683</text:p>
          </table:table-cell>
          <table:table-cell office:value-type="float" office:value="22797" calcext:value-type="float">
            <text:p>22797</text:p>
          </table:table-cell>
          <table:table-cell table:formula="of:=[.E84]-[.D84]" office:value-type="float" office:value="114" calcext:value-type="float">
            <text:p>114</text:p>
          </table:table-cell>
          <table:table-cell table:formula="of:=IF([.C84]=2;[.F84]*90;[.F84]*60)" office:value-type="float" office:value="10260" calcext:value-type="float">
            <text:p>1026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2680" calcext:value-type="float">
            <text:p>52680</text:p>
          </table:table-cell>
          <table:table-cell office:value-type="float" office:value="52725" calcext:value-type="float">
            <text:p>52725</text:p>
          </table:table-cell>
          <table:table-cell table:formula="of:=[.E85]-[.D85]" office:value-type="float" office:value="45" calcext:value-type="float">
            <text:p>45</text:p>
          </table:table-cell>
          <table:table-cell table:formula="of:=IF([.C85]=2;[.F85]*90;[.F85]*60)" office:value-type="float" office:value="4050" calcext:value-type="float">
            <text:p>405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7433" calcext:value-type="float">
            <text:p>57433</text:p>
          </table:table-cell>
          <table:table-cell office:value-type="float" office:value="57551" calcext:value-type="float">
            <text:p>57551</text:p>
          </table:table-cell>
          <table:table-cell table:formula="of:=[.E86]-[.D86]" office:value-type="float" office:value="118" calcext:value-type="float">
            <text:p>118</text:p>
          </table:table-cell>
          <table:table-cell table:formula="of:=IF([.C86]=2;[.F86]*90;[.F86]*60)" office:value-type="float" office:value="10620" calcext:value-type="float">
            <text:p>1062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4711" calcext:value-type="float">
            <text:p>44711</text:p>
          </table:table-cell>
          <table:table-cell office:value-type="float" office:value="44807" calcext:value-type="float">
            <text:p>44807</text:p>
          </table:table-cell>
          <table:table-cell table:formula="of:=[.E87]-[.D87]" office:value-type="float" office:value="96" calcext:value-type="float">
            <text:p>96</text:p>
          </table:table-cell>
          <table:table-cell table:formula="of:=IF([.C87]=2;[.F87]*90;[.F87]*60)" office:value-type="float" office:value="8640" calcext:value-type="float">
            <text:p>864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7524" calcext:value-type="float">
            <text:p>67524</text:p>
          </table:table-cell>
          <table:table-cell office:value-type="float" office:value="67533" calcext:value-type="float">
            <text:p>67533</text:p>
          </table:table-cell>
          <table:table-cell table:formula="of:=[.E88]-[.D88]" office:value-type="float" office:value="9" calcext:value-type="float">
            <text:p>9</text:p>
          </table:table-cell>
          <table:table-cell table:formula="of:=IF([.C88]=2;[.F88]*90;[.F88]*60)"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7392" calcext:value-type="float">
            <text:p>67392</text:p>
          </table:table-cell>
          <table:table-cell office:value-type="float" office:value="67404" calcext:value-type="float">
            <text:p>67404</text:p>
          </table:table-cell>
          <table:table-cell table:formula="of:=[.E89]-[.D89]" office:value-type="float" office:value="12" calcext:value-type="float">
            <text:p>12</text:p>
          </table:table-cell>
          <table:table-cell table:formula="of:=IF([.C89]=2;[.F89]*90;[.F89]*60)"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4051" calcext:value-type="float">
            <text:p>24051</text:p>
          </table:table-cell>
          <table:table-cell office:value-type="float" office:value="24101" calcext:value-type="float">
            <text:p>24101</text:p>
          </table:table-cell>
          <table:table-cell table:formula="of:=[.E90]-[.D90]" office:value-type="float" office:value="50" calcext:value-type="float">
            <text:p>50</text:p>
          </table:table-cell>
          <table:table-cell table:formula="of:=IF([.C90]=2;[.F90]*90;[.F90]*60)"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8077" calcext:value-type="float">
            <text:p>28077</text:p>
          </table:table-cell>
          <table:table-cell office:value-type="float" office:value="28124" calcext:value-type="float">
            <text:p>28124</text:p>
          </table:table-cell>
          <table:table-cell table:formula="of:=[.E91]-[.D91]" office:value-type="float" office:value="47" calcext:value-type="float">
            <text:p>47</text:p>
          </table:table-cell>
          <table:table-cell table:formula="of:=IF([.C91]=2;[.F91]*90;[.F91]*60)" office:value-type="float" office:value="4230" calcext:value-type="float">
            <text:p>4230</text:p>
          </table:table-cell>
          <table:table-cell/>
          <table:table-cell table:formula="of:=SUM([.F62:.F91])"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654" calcext:value-type="float">
            <text:p>71654</text:p>
          </table:table-cell>
          <table:table-cell office:value-type="float" office:value="71759" calcext:value-type="float">
            <text:p>71759</text:p>
          </table:table-cell>
          <table:table-cell table:formula="of:=[.E92]-[.D92]" office:value-type="float" office:value="105" calcext:value-type="float">
            <text:p>105</text:p>
          </table:table-cell>
          <table:table-cell table:formula="of:=IF([.C92]=2;[.F92]*90;[.F92]*60)" office:value-type="float" office:value="9450" calcext:value-type="float">
            <text:p>945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073" calcext:value-type="float">
            <text:p>34073</text:p>
          </table:table-cell>
          <table:table-cell office:value-type="float" office:value="34176" calcext:value-type="float">
            <text:p>34176</text:p>
          </table:table-cell>
          <table:table-cell table:formula="of:=[.E93]-[.D93]" office:value-type="float" office:value="103" calcext:value-type="float">
            <text:p>103</text:p>
          </table:table-cell>
          <table:table-cell table:formula="of:=IF([.C93]=2;[.F93]*90;[.F93]*60)" office:value-type="float" office:value="6180" calcext:value-type="float">
            <text:p>618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560" calcext:value-type="float">
            <text:p>30560</text:p>
          </table:table-cell>
          <table:table-cell office:value-type="float" office:value="30658" calcext:value-type="float">
            <text:p>30658</text:p>
          </table:table-cell>
          <table:table-cell table:formula="of:=[.E94]-[.D94]" office:value-type="float" office:value="98" calcext:value-type="float">
            <text:p>98</text:p>
          </table:table-cell>
          <table:table-cell table:formula="of:=IF([.C94]=2;[.F94]*90;[.F94]*60)" office:value-type="float" office:value="8820" calcext:value-type="float">
            <text:p>882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700" calcext:value-type="float">
            <text:p>11700</text:p>
          </table:table-cell>
          <table:table-cell office:value-type="float" office:value="11716" calcext:value-type="float">
            <text:p>11716</text:p>
          </table:table-cell>
          <table:table-cell table:formula="of:=[.E95]-[.D95]" office:value-type="float" office:value="16" calcext:value-type="float">
            <text:p>16</text:p>
          </table:table-cell>
          <table:table-cell table:formula="of:=IF([.C95]=2;[.F95]*90;[.F95]*60)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391" calcext:value-type="float">
            <text:p>18391</text:p>
          </table:table-cell>
          <table:table-cell office:value-type="float" office:value="18450" calcext:value-type="float">
            <text:p>18450</text:p>
          </table:table-cell>
          <table:table-cell table:formula="of:=[.E96]-[.D96]" office:value-type="float" office:value="59" calcext:value-type="float">
            <text:p>59</text:p>
          </table:table-cell>
          <table:table-cell table:formula="of:=IF([.C96]=2;[.F96]*90;[.F96]*60)" office:value-type="float" office:value="5310" calcext:value-type="float">
            <text:p>531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9373" calcext:value-type="float">
            <text:p>49373</text:p>
          </table:table-cell>
          <table:table-cell office:value-type="float" office:value="49436" calcext:value-type="float">
            <text:p>49436</text:p>
          </table:table-cell>
          <table:table-cell table:formula="of:=[.E97]-[.D97]" office:value-type="float" office:value="63" calcext:value-type="float">
            <text:p>63</text:p>
          </table:table-cell>
          <table:table-cell table:formula="of:=IF([.C97]=2;[.F97]*90;[.F97]*60)" office:value-type="float" office:value="5670" calcext:value-type="float">
            <text:p>567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2992" calcext:value-type="float">
            <text:p>72992</text:p>
          </table:table-cell>
          <table:table-cell office:value-type="float" office:value="73072" calcext:value-type="float">
            <text:p>73072</text:p>
          </table:table-cell>
          <table:table-cell table:formula="of:=[.E98]-[.D98]" office:value-type="float" office:value="80" calcext:value-type="float">
            <text:p>80</text:p>
          </table:table-cell>
          <table:table-cell table:formula="of:=IF([.C98]=2;[.F98]*90;[.F98]*60)" office:value-type="float" office:value="4800" calcext:value-type="float">
            <text:p>480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825" calcext:value-type="float">
            <text:p>17825</text:p>
          </table:table-cell>
          <table:table-cell office:value-type="float" office:value="17913" calcext:value-type="float">
            <text:p>17913</text:p>
          </table:table-cell>
          <table:table-cell table:formula="of:=[.E99]-[.D99]" office:value-type="float" office:value="88" calcext:value-type="float">
            <text:p>88</text:p>
          </table:table-cell>
          <table:table-cell table:formula="of:=IF([.C99]=2;[.F99]*90;[.F99]*60)" office:value-type="float" office:value="7920" calcext:value-type="float">
            <text:p>792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0875" calcext:value-type="float">
            <text:p>70875</text:p>
          </table:table-cell>
          <table:table-cell office:value-type="float" office:value="70915" calcext:value-type="float">
            <text:p>70915</text:p>
          </table:table-cell>
          <table:table-cell table:formula="of:=[.E100]-[.D100]" office:value-type="float" office:value="40" calcext:value-type="float">
            <text:p>40</text:p>
          </table:table-cell>
          <table:table-cell table:formula="of:=IF([.C100]=2;[.F100]*90;[.F100]*60)"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357" calcext:value-type="float">
            <text:p>49357</text:p>
          </table:table-cell>
          <table:table-cell office:value-type="float" office:value="49439" calcext:value-type="float">
            <text:p>49439</text:p>
          </table:table-cell>
          <table:table-cell table:formula="of:=[.E101]-[.D101]" office:value-type="float" office:value="82" calcext:value-type="float">
            <text:p>82</text:p>
          </table:table-cell>
          <table:table-cell table:formula="of:=IF([.C101]=2;[.F101]*90;[.F101]*60)" office:value-type="float" office:value="4920" calcext:value-type="float">
            <text:p>492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0193" calcext:value-type="float">
            <text:p>30193</text:p>
          </table:table-cell>
          <table:table-cell office:value-type="float" office:value="30303" calcext:value-type="float">
            <text:p>30303</text:p>
          </table:table-cell>
          <table:table-cell table:formula="of:=[.E102]-[.D102]" office:value-type="float" office:value="110" calcext:value-type="float">
            <text:p>110</text:p>
          </table:table-cell>
          <table:table-cell table:formula="of:=IF([.C102]=2;[.F102]*90;[.F102]*60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956" calcext:value-type="float">
            <text:p>23956</text:p>
          </table:table-cell>
          <table:table-cell office:value-type="float" office:value="23994" calcext:value-type="float">
            <text:p>23994</text:p>
          </table:table-cell>
          <table:table-cell table:formula="of:=[.E103]-[.D103]" office:value-type="float" office:value="38" calcext:value-type="float">
            <text:p>38</text:p>
          </table:table-cell>
          <table:table-cell table:formula="of:=IF([.C103]=2;[.F103]*90;[.F103]*60)" office:value-type="float" office:value="3420" calcext:value-type="float">
            <text:p>342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646" calcext:value-type="float">
            <text:p>14646</text:p>
          </table:table-cell>
          <table:table-cell office:value-type="float" office:value="14728" calcext:value-type="float">
            <text:p>14728</text:p>
          </table:table-cell>
          <table:table-cell table:formula="of:=[.E104]-[.D104]" office:value-type="float" office:value="82" calcext:value-type="float">
            <text:p>82</text:p>
          </table:table-cell>
          <table:table-cell table:formula="of:=IF([.C104]=2;[.F104]*90;[.F104]*60)" office:value-type="float" office:value="4920" calcext:value-type="float">
            <text:p>492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1737" calcext:value-type="float">
            <text:p>31737</text:p>
          </table:table-cell>
          <table:table-cell office:value-type="float" office:value="31840" calcext:value-type="float">
            <text:p>31840</text:p>
          </table:table-cell>
          <table:table-cell table:formula="of:=[.E105]-[.D105]" office:value-type="float" office:value="103" calcext:value-type="float">
            <text:p>103</text:p>
          </table:table-cell>
          <table:table-cell table:formula="of:=IF([.C105]=2;[.F105]*90;[.F105]*60)" office:value-type="float" office:value="9270" calcext:value-type="float">
            <text:p>927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2297" calcext:value-type="float">
            <text:p>32297</text:p>
          </table:table-cell>
          <table:table-cell office:value-type="float" office:value="32325" calcext:value-type="float">
            <text:p>32325</text:p>
          </table:table-cell>
          <table:table-cell table:formula="of:=[.E106]-[.D106]" office:value-type="float" office:value="28" calcext:value-type="float">
            <text:p>28</text:p>
          </table:table-cell>
          <table:table-cell table:formula="of:=IF([.C106]=2;[.F106]*90;[.F106]*60)" office:value-type="float" office:value="1680" calcext:value-type="float">
            <text:p>168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004" calcext:value-type="float">
            <text:p>13004</text:p>
          </table:table-cell>
          <table:table-cell office:value-type="float" office:value="13075" calcext:value-type="float">
            <text:p>13075</text:p>
          </table:table-cell>
          <table:table-cell table:formula="of:=[.E107]-[.D107]" office:value-type="float" office:value="71" calcext:value-type="float">
            <text:p>71</text:p>
          </table:table-cell>
          <table:table-cell table:formula="of:=IF([.C107]=2;[.F107]*90;[.F107]*60)" office:value-type="float" office:value="4260" calcext:value-type="float">
            <text:p>426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621" calcext:value-type="float">
            <text:p>15621</text:p>
          </table:table-cell>
          <table:table-cell office:value-type="float" office:value="15680" calcext:value-type="float">
            <text:p>15680</text:p>
          </table:table-cell>
          <table:table-cell table:formula="of:=[.E108]-[.D108]" office:value-type="float" office:value="59" calcext:value-type="float">
            <text:p>59</text:p>
          </table:table-cell>
          <table:table-cell table:formula="of:=IF([.C108]=2;[.F108]*90;[.F108]*60)" office:value-type="float" office:value="3540" calcext:value-type="float">
            <text:p>354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0746" calcext:value-type="float">
            <text:p>70746</text:p>
          </table:table-cell>
          <table:table-cell office:value-type="float" office:value="70853" calcext:value-type="float">
            <text:p>70853</text:p>
          </table:table-cell>
          <table:table-cell table:formula="of:=[.E109]-[.D109]" office:value-type="float" office:value="107" calcext:value-type="float">
            <text:p>107</text:p>
          </table:table-cell>
          <table:table-cell table:formula="of:=IF([.C109]=2;[.F109]*90;[.F109]*60)" office:value-type="float" office:value="6420" calcext:value-type="float">
            <text:p>642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052" calcext:value-type="float">
            <text:p>12052</text:p>
          </table:table-cell>
          <table:table-cell office:value-type="float" office:value="12096" calcext:value-type="float">
            <text:p>12096</text:p>
          </table:table-cell>
          <table:table-cell table:formula="of:=[.E110]-[.D110]" office:value-type="float" office:value="44" calcext:value-type="float">
            <text:p>44</text:p>
          </table:table-cell>
          <table:table-cell table:formula="of:=IF([.C110]=2;[.F110]*90;[.F110]*60)" office:value-type="float" office:value="3960" calcext:value-type="float">
            <text:p>396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6201" calcext:value-type="float">
            <text:p>56201</text:p>
          </table:table-cell>
          <table:table-cell office:value-type="float" office:value="56311" calcext:value-type="float">
            <text:p>56311</text:p>
          </table:table-cell>
          <table:table-cell table:formula="of:=[.E111]-[.D111]" office:value-type="float" office:value="110" calcext:value-type="float">
            <text:p>110</text:p>
          </table:table-cell>
          <table:table-cell table:formula="of:=IF([.C111]=2;[.F111]*90;[.F111]*60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2474" calcext:value-type="float">
            <text:p>62474</text:p>
          </table:table-cell>
          <table:table-cell office:value-type="float" office:value="62552" calcext:value-type="float">
            <text:p>62552</text:p>
          </table:table-cell>
          <table:table-cell table:formula="of:=[.E112]-[.D112]" office:value-type="float" office:value="78" calcext:value-type="float">
            <text:p>78</text:p>
          </table:table-cell>
          <table:table-cell table:formula="of:=IF([.C112]=2;[.F112]*90;[.F112]*60)" office:value-type="float" office:value="4680" calcext:value-type="float">
            <text:p>468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6088" calcext:value-type="float">
            <text:p>66088</text:p>
          </table:table-cell>
          <table:table-cell office:value-type="float" office:value="66192" calcext:value-type="float">
            <text:p>66192</text:p>
          </table:table-cell>
          <table:table-cell table:formula="of:=[.E113]-[.D113]" office:value-type="float" office:value="104" calcext:value-type="float">
            <text:p>104</text:p>
          </table:table-cell>
          <table:table-cell table:formula="of:=IF([.C113]=2;[.F113]*90;[.F113]*60)" office:value-type="float" office:value="9360" calcext:value-type="float">
            <text:p>936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2772" calcext:value-type="float">
            <text:p>32772</text:p>
          </table:table-cell>
          <table:table-cell office:value-type="float" office:value="32839" calcext:value-type="float">
            <text:p>32839</text:p>
          </table:table-cell>
          <table:table-cell table:formula="of:=[.E114]-[.D114]" office:value-type="float" office:value="67" calcext:value-type="float">
            <text:p>67</text:p>
          </table:table-cell>
          <table:table-cell table:formula="of:=IF([.C114]=2;[.F114]*90;[.F114]*60)" office:value-type="float" office:value="4020" calcext:value-type="float">
            <text:p>402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971" calcext:value-type="float">
            <text:p>14971</text:p>
          </table:table-cell>
          <table:table-cell office:value-type="float" office:value="15068" calcext:value-type="float">
            <text:p>15068</text:p>
          </table:table-cell>
          <table:table-cell table:formula="of:=[.E115]-[.D115]" office:value-type="float" office:value="97" calcext:value-type="float">
            <text:p>97</text:p>
          </table:table-cell>
          <table:table-cell table:formula="of:=IF([.C115]=2;[.F115]*90;[.F115]*60)" office:value-type="float" office:value="8730" calcext:value-type="float">
            <text:p>873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1584" calcext:value-type="float">
            <text:p>11584</text:p>
          </table:table-cell>
          <table:table-cell office:value-type="float" office:value="11614" calcext:value-type="float">
            <text:p>11614</text:p>
          </table:table-cell>
          <table:table-cell table:formula="of:=[.E116]-[.D116]" office:value-type="float" office:value="30" calcext:value-type="float">
            <text:p>30</text:p>
          </table:table-cell>
          <table:table-cell table:formula="of:=IF([.C116]=2;[.F116]*90;[.F116]*60)"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744" calcext:value-type="float">
            <text:p>20744</text:p>
          </table:table-cell>
          <table:table-cell office:value-type="float" office:value="20794" calcext:value-type="float">
            <text:p>20794</text:p>
          </table:table-cell>
          <table:table-cell table:formula="of:=[.E117]-[.D117]" office:value-type="float" office:value="50" calcext:value-type="float">
            <text:p>50</text:p>
          </table:table-cell>
          <table:table-cell table:formula="of:=IF([.C117]=2;[.F117]*90;[.F117]*60)" office:value-type="float" office:value="4500" calcext:value-type="float">
            <text:p>450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4975" calcext:value-type="float">
            <text:p>44975</text:p>
          </table:table-cell>
          <table:table-cell office:value-type="float" office:value="45064" calcext:value-type="float">
            <text:p>45064</text:p>
          </table:table-cell>
          <table:table-cell table:formula="of:=[.E118]-[.D118]" office:value-type="float" office:value="89" calcext:value-type="float">
            <text:p>89</text:p>
          </table:table-cell>
          <table:table-cell table:formula="of:=IF([.C118]=2;[.F118]*90;[.F118]*60)" office:value-type="float" office:value="8010" calcext:value-type="float">
            <text:p>801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5981" calcext:value-type="float">
            <text:p>35981</text:p>
          </table:table-cell>
          <table:table-cell office:value-type="float" office:value="36012" calcext:value-type="float">
            <text:p>36012</text:p>
          </table:table-cell>
          <table:table-cell table:formula="of:=[.E119]-[.D119]" office:value-type="float" office:value="31" calcext:value-type="float">
            <text:p>31</text:p>
          </table:table-cell>
          <table:table-cell table:formula="of:=IF([.C119]=2;[.F119]*90;[.F119]*60)" office:value-type="float" office:value="2790" calcext:value-type="float">
            <text:p>279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7868" calcext:value-type="float">
            <text:p>27868</text:p>
          </table:table-cell>
          <table:table-cell office:value-type="float" office:value="27981" calcext:value-type="float">
            <text:p>27981</text:p>
          </table:table-cell>
          <table:table-cell table:formula="of:=[.E120]-[.D120]" office:value-type="float" office:value="113" calcext:value-type="float">
            <text:p>113</text:p>
          </table:table-cell>
          <table:table-cell table:formula="of:=IF([.C120]=2;[.F120]*90;[.F120]*60)" office:value-type="float" office:value="10170" calcext:value-type="float">
            <text:p>1017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8364" calcext:value-type="float">
            <text:p>48364</text:p>
          </table:table-cell>
          <table:table-cell office:value-type="float" office:value="48473" calcext:value-type="float">
            <text:p>48473</text:p>
          </table:table-cell>
          <table:table-cell table:formula="of:=[.E121]-[.D121]" office:value-type="float" office:value="109" calcext:value-type="float">
            <text:p>109</text:p>
          </table:table-cell>
          <table:table-cell table:formula="of:=IF([.C121]=2;[.F121]*90;[.F121]*60)" office:value-type="float" office:value="6540" calcext:value-type="float">
            <text:p>6540</text:p>
          </table:table-cell>
          <table:table-cell/>
          <table:table-cell table:formula="of:=SUM([.F92:.F121])"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formula="of:=SUM([.G2:.G121])" office:value-type="float" office:value="566190" calcext:value-type="float">
            <text:p>56619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0:36:08.790353494</meta:creation-date>
    <dc:date>2022-10-04T11:59:27.627169271</dc:date>
    <meta:editing-duration>PT1M57S</meta:editing-duration>
    <meta:editing-cycles>1</meta:editing-cycles>
    <meta:document-statistic meta:table-count="1" meta:cell-count="854" meta:object-count="0"/>
    <meta:generator>LibreOffice/7.3.6.2$Linux_X86_64 LibreOffice_project/30$Build-2</meta:generator>
  </office:meta>
</office:document-meta>
</file>